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ItemFactoryWrapper.RepositoryItemFactoryWrapper( RepositoryItemFactory delegate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ItemFactoryWrapper.build( IdentityMap map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temFactoryWrapp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